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145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475cm"/>
    </style:style>
    <style:style style:name="co9" style:family="table-column">
      <style:table-column-properties fo:break-before="auto" style:column-width="0.573cm"/>
    </style:style>
    <style:style style:name="co10" style:family="table-column">
      <style:table-column-properties fo:break-before="auto" style:column-width="2.933cm"/>
    </style:style>
    <style:style style:name="co11" style:family="table-column">
      <style:table-column-properties fo:break-before="auto" style:column-width="16.247cm"/>
    </style:style>
    <style:style style:name="co12" style:family="table-column">
      <style:table-column-properties fo:break-before="auto" style:column-width="10.377cm"/>
    </style:style>
    <style:style style:name="co13" style:family="table-column">
      <style:table-column-properties fo:break-before="auto" style:column-width="13.162cm"/>
    </style:style>
    <style:style style:name="co14" style:family="table-column">
      <style:table-column-properties fo:break-before="auto" style:column-width="7.14cm"/>
    </style:style>
    <style:style style:name="co15" style:family="table-column">
      <style:table-column-properties fo:break-before="auto" style:column-width="10.499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7.262cm"/>
    </style:style>
    <style:style style:name="co19" style:family="table-column">
      <style:table-column-properties fo:break-before="auto" style:column-width="11.467cm"/>
    </style:style>
    <style:style style:name="co20" style:family="table-column">
      <style:table-column-properties fo:break-before="auto" style:column-width="7.594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8.199cm"/>
    </style:style>
    <style:style style:name="co24" style:family="table-column">
      <style:table-column-properties fo:break-before="auto" style:column-width="10.135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6.6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1.695cm" fo:break-before="auto" style:use-optimal-row-height="true"/>
    </style:style>
    <style:style style:name="ro10" style:family="table-row">
      <style:table-row-properties style:row-height="0.863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ext-properties fo:color="#808080" style:font-name="Calibri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cccc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justify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/>
      <style:text-properties fo:color="#ffffff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111111"/>
    </style:style>
    <style:style style:name="ce6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>
      <style:table-cell-properties fo:background-color="#dddddd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1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7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1"/>
    <style:style style:name="ce74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Test 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/>
          <table:table-cell table:style-name="ce17" office:value-type="string" calcext:value-type="string">
            <text:p>Completed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NO</text:p>
          </table:table-cell>
          <table:table-cell table:style-name="Default"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ggf vier fäl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t</text:p>
          </table:table-cell>
          <table:table-cell office:value-type="string" calcext:value-type="string">
            <text:p>würde, wenn nicht proxy problem</text:p>
          </table:table-cell>
          <table:table-cell/>
          <table:table-cell office:value-type="string" calcext:value-type="string">
            <text:p>funzt teilweis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 nicht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mehrere Spalte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Annahme: Kein ProxyProblem</text:p>
          </table:table-cell>
          <table:table-cell office:value-type="string" calcext:value-type="string">
            <text:p>Mit Proxproblem</text:p>
          </table:table-cell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QM Plan" table:style-name="ta1">
        <table:table-column table:style-name="co9" table:default-cell-style-name="Default"/>
        <table:table-column table:style-name="co10" table:default-cell-style-name="ce4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7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QM Plan</text:p>
          </table:table-cell>
          <table:covered-table-cell table:style-name="ce44"/>
          <table:table-cell table:style-name="ce47" office:value-type="string" calcext:value-type="string">
            <text:p>Data collection method</text:p>
          </table:table-cell>
          <table:table-cell table:style-name="ce47" office:value-type="string" calcext:value-type="string">
            <text:p>Data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1:</text:p>
          </table:table-cell>
          <table:table-cell table:style-name="ce45" office:value-type="string" calcext:value-type="string">
            <text:p>Ensuring correctnes of the consistency-keeping proc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1.1</text:p>
          </table:table-cell>
          <table:table-cell table:style-name="ce46" office:value-type="string" calcext:value-type="string">
            <text:p>Does the approach identify and translate complex changes correctly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1.1.1</text:p>
          </table:table-cell>
          <table:table-cell table:style-name="ce46" office:value-type="string" calcext:value-type="string">
            <text:p>Number of change sequences that are incorrectly translated</text:p>
          </table:table-cell>
          <table:table-cell table:style-name="ce46" office:value-type="string" calcext:value-type="string">
            <text:p>Running Tests </text:p>
            <text:p>+ Adding Test failures of Tests known to always fail.</text:p>
          </table:table-cell>
          <table:table-cell table:style-name="ce46" office:value-type="string" calcext:value-type="string">
            <text:p>Table „G1 Results“ + Raw Data under </text:p>
            <text:p>EvaluationDocumentationAndResults/testRunData/Java2UmlEvaluationGoal1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Metric 1.1.2</text:p>
          </table:table-cell>
          <table:table-cell table:style-name="ce46" office:value-type="string" calcext:value-type="string">
            <text:p>Number of TGG rules that can be found out to sometimes being applied incorrectly</text:p>
          </table:table-cell>
          <table:table-cell table:style-name="ce46" office:value-type="string" calcext:value-type="string">
            <text:p>Running Tests </text:p>
            <text:p>+ Manually sighting each failing test, checking </text:p>
            <text:p>which patterns were wrongfully (or not) applied</text:p>
            <text:p>+ adding patterns known to fail</text:p>
          </table:table-cell>
          <table:table-cell table:style-name="ce46" office:value-type="string" calcext:value-type="string">
            <text:p>Table „G1 Results“ + Raw Data under </text:p>
            <text:p>EvaluationDocumentationAndResults/testRunData/Java2UmlEvaluationGoal1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2:</text:p>
          </table:table-cell>
          <table:table-cell table:style-name="ce45" office:value-type="string" calcext:value-type="string">
            <text:p>Preserving consistency completen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2.1</text:p>
          </table:table-cell>
          <table:table-cell table:style-name="ce46" office:value-type="string" calcext:value-type="string">
            <text:p>Can realistic consistency relations be represented by the TGG approach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Metric 2.1.1</text:p>
          </table:table-cell>
          <table:table-cell table:style-name="ce46" office:value-type="string" calcext:value-type="string">
            <text:p>Number of rules that can be represented by TGG rules</text:p>
          </table:table-cell>
          <table:table-cell table:style-name="ce46" office:value-type="string" calcext:value-type="string">
            <text:p>Manually count reactions that cannot be represented</text:p>
            <text:p>3 Categories: Can, Cannot, can partly</text:p>
          </table:table-cell>
          <table:table-cell table:style-name="ce46" office:value-type="string" calcext:value-type="string">
            <text:p>Table „G2 Results“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3:</text:p>
          </table:table-cell>
          <table:table-cell table:style-name="ce45" office:value-type="string" calcext:value-type="string">
            <text:p>Preserving or improving performance of consistancy-keeping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1</text:p>
          </table:table-cell>
          <table:table-cell table:style-name="ce46" office:value-type="string" calcext:value-type="string">
            <text:p>How does the TGG approach perform in comparison to existing approaches in realistic scenarios</text:p>
          </table:table-cell>
          <table:table-cell table:style-name="ce46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Metric 3.1.1</text:p>
          </table:table-cell>
          <table:table-cell table:style-name="ce46" office:value-type="string" calcext:value-type="string">
            <text:p>Runtime of consistency-keeping algorithm on change sequences</text:p>
          </table:table-cell>
          <table:table-cell table:style-name="ce46" office:value-type="string" calcext:value-type="string">
            <text:p>Run HiPE and Vitruv-TGG on k examples of a certain size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2</text:p>
          </table:table-cell>
          <table:table-cell table:style-name="ce46" office:value-type="string" calcext:value-type="string">
            <text:p>How does the TGG approach scale in comparison to existing approaches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3.2.1</text:p>
          </table:table-cell>
          <table:table-cell table:style-name="ce46" office:value-type="string" calcext:value-type="string">
            <text:p>Runtime trend of consistency-keeping algorithm on change sequences in dependence</text:p>
            <text:p>Of input nodes and change sequence length</text:p>
          </table:table-cell>
          <table:table-cell table:style-name="ce46" office:value-type="string" calcext:value-type="string">
            <text:p>Generate large models for n=10,100,1000,10.000,100.000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7" table:number-rows-repeated="2">
          <table:table-cell/>
          <table:table-cell table:style-name="Default"/>
          <table:table-cell table:number-columns-repeated="7"/>
        </table:table-row>
        <table:table-row table:style-name="ro4" table:number-rows-repeated="8">
          <table:table-cell/>
          <table:table-cell table:style-name="ce42"/>
          <table:table-cell table:number-columns-repeated="7"/>
        </table:table-row>
        <table:table-row table:style-name="ro4" table:number-rows-repeated="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G1 Results" table:style-name="ta1">
        <table:table-column table:style-name="co17" table:default-cell-style-name="ce6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0">
          <table:table-cell table:style-name="ce60" office:value-type="string" calcext:value-type="string" table:number-columns-spanned="6" table:number-rows-spanned="1">
            <text:p>Goal 1 Results (Raw Data found unter /testRunData)</text:p>
          </table:table-cell>
          <table:covered-table-cell table:number-columns-repeated="5"/>
          <table:table-cell table:number-columns-repeated="2"/>
        </table:table-row>
        <table:table-row table:style-name="ro11">
          <table:table-cell/>
          <table:table-cell table:style-name="ce62" office:value-type="string" calcext:value-type="string" table:number-columns-spanned="5" table:number-rows-spanned="1">
            <text:p>Metric 1.1.1: Number of incorrectly translated change sequenc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From Test?</text:p>
          </table:table-cell>
          <table:table-cell table:style-name="ce17" office:value-type="string" calcext:value-type="string">
            <text:p>Correct?</text:p>
          </table:table-cell>
          <table:table-cell table:style-name="ce17" office:value-type="string" calcext:value-type="string">
            <text:p>Correct, if there was no proxy proble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 table:number-columns-repeated="4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style-name="ce1" table:number-columns-repeated="2"/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style-name="ce1" table:number-columns-repeated="2"/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table:style-name="ce1" table:number-columns-repeated="3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style-name="ce1" table:number-columns-repeated="3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6" table:formula="of:=COUNTIF([.D5:.D54];&quot;YES&quot;)" office:value-type="float" office:value="26" calcext:value-type="float">
            <text:p>26</text:p>
          </table:table-cell>
          <table:table-cell table:style-name="ce64" table:formula="of:=COUNTIF([.E5:.E54];&quot;YES&quot;)" office:value-type="float" office:value="25" calcext:value-type="float">
            <text:p>25</text:p>
          </table:table-cell>
          <table:table-cell table:style-name="ce64" table:formula="of:=COUNTIF([.F5:.F54];&quot;YES&quot;)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6" table:formula="of:=COUNTIF([.D5:.D54];&quot;NO&quot;)" office:value-type="float" office:value="17" calcext:value-type="float">
            <text:p>17</text:p>
          </table:table-cell>
          <table:table-cell table:style-name="ce64" table:formula="of:=COUNTIF([.E5:.E54];&quot;NO&quot;)" office:value-type="float" office:value="18" calcext:value-type="float">
            <text:p>18</text:p>
          </table:table-cell>
          <table:table-cell table:style-name="ce64" table:formula="of:=COUNTIF([.F5:.F54];&quot;NO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6" table:formula="of:=COUNTIF([.D5:.D54];&quot;&lt;&gt;&quot;)" office:value-type="float" office:value="43" calcext:value-type="float">
            <text:p>43</text:p>
          </table:table-cell>
          <table:table-cell table:style-name="ce64" table:formula="of:=COUNTIF([.E5:.E54];&quot;&lt;&gt;&quot;)" office:value-type="float" office:value="43" calcext:value-type="float">
            <text:p>43</text:p>
          </table:table-cell>
          <table:table-cell table:style-name="ce64" table:formula="of:=COUNTIF([.F5:.F54];&quot;&lt;&gt;&quot;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ratio</text:p>
          </table:table-cell>
          <table:covered-table-cell table:style-name="ce65"/>
          <table:table-cell table:style-name="ce65"/>
          <table:table-cell table:style-name="ce68" table:formula="of:=[.E57]/[.E59]" office:value-type="percentage" office:value="0.581395348837209" calcext:value-type="percentage">
            <text:p>58,14 %</text:p>
          </table:table-cell>
          <table:table-cell table:style-name="ce68" table:formula="of:=[.F57]/[.F59]" office:value-type="percentage" office:value="0.976744186046512" calcext:value-type="percentage">
            <text:p>97,67 %</text:p>
          </table:table-cell>
          <table:table-cell table:number-columns-repeated="2"/>
        </table:table-row>
        <table:table-row table:style-name="ro7" table:number-rows-repeated="2">
          <table:table-cell table:number-columns-repeated="8"/>
        </table:table-row>
        <table:table-row table:style-name="ro11">
          <table:table-cell/>
          <table:table-cell table:style-name="ce62" office:value-type="string" calcext:value-type="string" table:number-columns-spanned="5" table:number-rows-spanned="1">
            <text:p>Metric 1.1.2: Number of rules that can be found out to sometimes being applied incorrectl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GG Rule</text:p>
          </table:table-cell>
          <table:table-cell table:style-name="ce48" office:value-type="string" calcext:value-type="string">
            <text:p>Sometimes applied incorrectly</text:p>
          </table:table-cell>
          <table:table-cell table:style-name="ce48" office:value-type="string" calcext:value-type="string">
            <text:p>Sometimes applied incorrectly, disregarding proxy proble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ac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ClassToUml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FirstCompilationUnitTo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RootJavaPackageToUmlPack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CompilationUnitToExisting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ToUmlEnu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ConstantToEnumConsta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up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Interface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4" table:formula="of:=COUNTIF([.D66:.D121];&quot;YES&quot;)" office:value-type="float" office:value="33" calcext:value-type="float">
            <text:p>33</text:p>
          </table:table-cell>
          <table:table-cell table:style-name="ce64" table:formula="of:=COUNTIF([.E66:.E121];&quot;YES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4" table:formula="of:=COUNTIF([.D66:.D121];&quot;NO&quot;)" office:value-type="float" office:value="22" calcext:value-type="float">
            <text:p>22</text:p>
          </table:table-cell>
          <table:table-cell table:style-name="ce64" table:formula="of:=COUNTIF([.E66:.E121];&quot;NO&quot;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4" table:formula="of:=COUNTIF([.D66:.D121];&quot;&lt;&gt;&quot;)" office:value-type="float" office:value="55" calcext:value-type="float">
            <text:p>55</text:p>
          </table:table-cell>
          <table:table-cell table:style-name="ce64" table:formula="of:=COUNTIF([.E66:.E121];&quot;&lt;&gt;&quot;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4"/>
          <table:table-cell table:style-name="ce68" table:formula="of:=[.D123]/[.D124]" office:value-type="percentage" office:value="0.4" calcext:value-type="percentage">
            <text:p>40,00 %</text:p>
          </table:table-cell>
          <table:table-cell table:style-name="ce68" table:formula="of:=[.E123]/[.E124]" office:value-type="percentage" office:value="0.981818181818182" calcext:value-type="percentage">
            <text:p>98,18 %</text:p>
          </table:table-cell>
          <table:table-cell table:number-columns-repeated="3"/>
        </table:table-row>
        <table:table-row table:style-name="ro7">
          <table:table-cell table:number-columns-repeated="8"/>
        </table:table-row>
      </table:table>
      <table:table table:name="G2 Results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0" office:value-type="string" calcext:value-type="string" table:number-columns-spanned="3" table:number-rows-spanned="1">
            <text:p>Representability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Java2UML CPS (from reactions)</text:p>
          </table:table-cell>
          <table:table-cell table:style-name="ce48" office:value-type="string" calcext:value-type="string">
            <text:p>TGG Rule</text:p>
          </table:table-cell>
          <table:table-cell table:style-name="ce48" office:value-type="string" calcext:value-type="string">
            <text:p>Full</text:p>
          </table:table-cell>
          <table:table-cell table:style-name="ce48" office:value-type="string" calcext:value-type="string">
            <text:p>Partly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ason (if partly or not)</text:p>
          </table:table-cell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AttributeCreatedInClass</text:p>
          </table:table-cell>
          <table:table-cell office:value-type="string" calcext:value-type="string">
            <text:p>Class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CreatedInEnum</text:p>
          </table:table-cell>
          <table:table-cell office:value-type="string" calcext:value-type="string">
            <text:p>Enum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Final</text:p>
          </table:table-cell>
          <table:table-cell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style-name="ce49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lementation Limitation…</text:p>
          </table:table-cell>
        </table:table-row>
        <table:table-row table:style-name="ro12">
          <table:table-cell/>
          <table:table-cell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action includes „Primitive Registration“:</text:p>
            <text:p>This is only doable if each CompilationUnit „gets its own primitives, since </text:p>
            <text:p>Correspondences between model and metamodel elements cannot be represented by IbeX’ TGG implementation</text:p>
          </table:table-cell>
        </table:table-row>
        <table:table-row table:style-name="ro5">
          <table:table-cell/>
          <table:table-cell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e aspect „if classifier deleted → delete its CompilationUnit“</text:p>
            <text:p>can only work in TGGs if the restriction „compunit and classifier are always created together“ was made, </text:p>
            <text:p>which is LESS than what the reactions JavaCompilationUnitInsertedInPackage and JavaClassifierInsert allow.</text:p>
            <text:p>-→Asymmetry of insert/remove cannot be mapped by TGG rules</text:p>
          </table:table-cell>
        </table:table-row>
        <table:table-row table:style-name="ro4">
          <table:table-cell/>
          <table:table-cell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Abstract</text:p>
          </table:table-cell>
          <table:table-cell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Final</text:p>
          </table:table-cell>
          <table:table-cell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Created</text:p>
          </table:table-cell>
          <table:table-cell office:value-type="string" calcext:value-type="string">
            <text:p>InterfaceToUml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reated</text:p>
          </table:table-cell>
          <table:table-cell office:value-type="string" calcext:value-type="string">
            <text:p>EnumToUmlEnum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lassMethodCreated</text:p>
          </table:table-cell>
          <table:table-cell office:value-type="string" calcext:value-type="string">
            <text:p>Class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MethodCreated</text:p>
          </table:table-cell>
          <table:table-cell office:value-type="string" calcext:value-type="string">
            <text:p>Interface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onstructorCreated</text:p>
          </table:table-cell>
          <table:table-cell office:value-type="string" calcext:value-type="string">
            <text:p>ClassConstructorToConstructo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Abstract</text:p>
          </table:table-cell>
          <table:table-cell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Final</text:p>
          </table:table-cell>
          <table:table-cell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lementMadeStatic</text:p>
          </table:table-cell>
          <table:table-cell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OrdinaryParameterCreated</text:p>
          </table:table-cell>
          <table:table-cell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Inserted</text:p>
          </table:table-cell>
          <table:table-cell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64" office:value-type="string" calcext:value-type="string">
            <text:p>TOTAL</text:p>
          </table:table-cell>
        </table:table-row>
        <table:table-row table:style-name="ro1">
          <table:table-cell/>
          <table:table-cell table:style-name="ce63" office:value-type="string" calcext:value-type="string" table:number-columns-spanned="2" table:number-rows-spanned="1">
            <text:p>Category SUM</text:p>
          </table:table-cell>
          <table:covered-table-cell table:style-name="ce65"/>
          <table:table-cell table:style-name="ce64" table:formula="of:=COUNTIF([.D7:.D56]; &quot;x&quot;)" office:value-type="float" office:value="42" calcext:value-type="float">
            <text:p>42</text:p>
          </table:table-cell>
          <table:table-cell table:style-name="ce64" table:formula="of:=COUNTIF([.E7:.E56]; &quot;x&quot;)" office:value-type="float" office:value="2" calcext:value-type="float">
            <text:p>2</text:p>
          </table:table-cell>
          <table:table-cell table:style-name="ce64" table:formula="of:=COUNTIF([.F7:.F56]; &quot;x&quot;)" office:value-type="float" office:value="1" calcext:value-type="float">
            <text:p>1</text:p>
          </table:table-cell>
          <table:table-cell table:style-name="ce74" table:formula="of:=[.D60]+[.E60]+[.F60]"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69" office:value-type="string" calcext:value-type="string" table:number-columns-spanned="2" table:number-rows-spanned="1">
            <text:p>Category ratio</text:p>
          </table:table-cell>
          <table:covered-table-cell table:style-name="ce48"/>
          <table:table-cell table:style-name="ce72" table:formula="of:=[.D60]/[.$G$60]" office:value-type="percentage" office:value="0.933333333333333" calcext:value-type="percentage">
            <text:p>93,33 %</text:p>
          </table:table-cell>
          <table:table-cell table:style-name="ce72" table:formula="of:=[.E60]/[.$G$60]" office:value-type="percentage" office:value="0.0444444444444444" calcext:value-type="percentage">
            <text:p>4,44 %</text:p>
          </table:table-cell>
          <table:table-cell table:style-name="ce72" table:formula="of:=[.F60]/[.$G$60]" office:value-type="percentage" office:value="0.0222222222222222" calcext:value-type="percentage">
            <text:p>2,22 %</text:p>
          </table:table-cell>
          <table:table-cell table:style-name="ce72" table:formula="of:=[.G60]/[.$G$60]" office:value-type="percentage" office:value="1" calcext:value-type="percentage">
            <text:p>100,00 %</text:p>
          </table:table-cell>
        </table:table-row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style-name="ce7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1DT1H38M1S</meta:editing-duration>
    <meta:editing-cycles>18</meta:editing-cycles>
    <meta:generator>LibreOffice/7.3.4.2$Windows_X86_64 LibreOffice_project/728fec16bd5f605073805c3c9e7c4212a0120dc5</meta:generator>
    <dc:date>2025-04-23T16:09:24.382000000</dc:date>
    <meta:document-statistic meta:table-count="4" meta:cell-count="964" meta:object-count="0"/>
  </office:meta>
</office:document-meta>
</file>